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!!</text:p>
          </table:table-cell>
          <table:table-cell table:number-columns-repeated="1020"/>
        </table:table-row>
        <table:table-row>
          <table:table-cell table:style-name="ce0" office:value-type="string">
            <text:p>これで少しは時間が稼げますわ。</text:p>
          </table:table-cell>
          <table:table-cell table:style-name="ce0"/>
          <table:table-cell table:style-name="ce0"/>
          <table:table-cell table:style-name="ce0" office:value-type="string">
            <text:p>This ought to buy us a small quantity of time.</text:p>
          </table:table-cell>
          <table:table-cell table:number-columns-repeated="1020"/>
        </table:table-row>
        <table:table-row>
          <table:table-cell table:style-name="ce0" office:value-type="string">
            <text:p>ホント、逃げる時は抜け目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really are astute when it comes to
escaping.</text:p>
          </table:table-cell>
          <table:table-cell table:number-columns-repeated="1020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-Be quiet!!! That is simply not true!!</text:p>
          </table:table-cell>
          <table:table-cell table:number-columns-repeated="1020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style-name="ce0"/>
          <table:table-cell table:style-name="ce0"/>
          <table:table-cell table:style-name="ce0" office:value-type="string">
            <text:p>Did I not just try to undo a lock with some
ice without first forming it into a matching
key?!!</text:p>
          </table:table-cell>
          <table:table-cell table:number-columns-repeated="1020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You really thought you could unlock a
door without the proper shape of key?</text:p>
          </table:table-cell>
          <table:table-cell table:number-columns-repeated="1020"/>
        </table:table-row>
        <table:table-row>
          <table:table-cell table:style-name="ce0" office:value-type="string">
            <text:p>はう・・・っ！！/////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uu...!! /////</text:p>
          </table:table-cell>
          <table:table-cell table:number-columns-repeated="1020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-Let's stop talking and ge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get as far away from here as
possible, for n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